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 style:shadow="none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border-top="none" fo:border-left="0.05pt solid #000000" fo:border-right="0.05pt solid #000000" fo:padding="0.097cm" fo:border-bottom="none"/>
    </style:style>
    <style:style style:name="Table4" style:family="table">
      <style:table-properties table:align="margins" style:width="17cm" style:shadow="none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none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32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33" style:parent-style-name="Standard" style:family="paragraph">
      <style:text-properties officeooo:paragraph-rsid="0099e762"/>
    </style:style>
    <style:style style:name="P3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4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2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p text:style-name="P17"/>
      <text:section text:style-name="Sect1" text:name="Section Matriz 1">
        <text:p text:style-name="P31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  <text:p text:style-name="P33"><office:annotation-end office:name="__Annotation__13096_1615771658"/></text:p>
      </text:section>
      <text:section text:style-name="Sect1" text:name="Section Matriz 1">
        <text:p text:style-name="P31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33"><office:annotation-end office:name="__Annotation__13096_1615771658"/></text:p>
      </text:section>
      <text:p text:style-name="P19"/>
      <text:section text:style-name="Sect1" text:name="Section Equipos">
        <text:p text:style-name="P30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2" meta:non-whitespace-character-count="905"/>
  </office:meta>
</office:document-meta>
</file>